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left" draw:textarea-vertical-align="middle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style:paragraph-properties fo:text-align="center"/>
      <style:text-properties fo:font-family="'Bodoni MT Condensed'" style:font-style-name="Regular" style:font-family-generic="roman" style:font-pitch="variable" fo:font-size="16pt" style:font-family-asian="'Anonymous Pro'" style:font-style-name-asian="Regular" style:font-family-generic-asian="modern" style:font-pitch-asian="fixed" style:font-size-asian="18pt" style:font-size-complex="18pt"/>
    </style:style>
    <style:style style:name="P3" style:family="paragraph">
      <style:paragraph-properties fo:text-align="start"/>
      <style:text-properties fo:font-size="14pt"/>
    </style:style>
    <style:style style:name="P4" style:family="paragraph">
      <style:paragraph-properties fo:text-align="start"/>
      <style:text-properties fo:font-family="'Bodoni MT Condensed'" style:font-style-name="Regular" style:font-family-generic="roman" style:font-pitch="variable" fo:font-size="14pt" style:font-family-asian="'Anonymous Pro'" style:font-style-name-asian="Regular" style:font-family-generic-asian="modern" style:font-pitch-asian="fixed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P7" style:family="paragraph">
      <style:paragraph-properties fo:text-align="start"/>
      <style:text-properties fo:font-size="11pt" style:font-size-asian="10pt" style:font-size-complex="10pt"/>
    </style:style>
    <style:style style:name="P8" style:family="paragraph">
      <style:paragraph-properties fo:text-align="start"/>
      <style:text-properties fo:font-family="'Anonymous Pro'" style:font-family-generic="modern" style:font-pitch="fixed" fo:font-size="11pt" style:font-family-asian="'Anonymous Pro'" style:font-style-name-asian="Regular" style:font-family-generic-asian="modern" style:font-pitch-asian="fixed" style:font-size-asian="10pt" style:font-size-complex="10pt"/>
    </style:style>
    <style:style style:name="T1" style:family="text">
      <style:text-properties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/>
    </style:style>
    <style:style style:name="T2" style:family="text">
      <style:text-properties fo:color="#808019"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/>
    </style:style>
    <style:style style:name="T3" style:family="text">
      <style:text-properties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 style:font-size-asian="16pt" style:font-size-complex="16pt"/>
    </style:style>
    <style:style style:name="T4" style:family="text">
      <style:text-properties fo:color="#666600"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 style:font-size-asian="16pt" style:font-size-complex="16pt"/>
    </style:style>
    <style:style style:name="T5" style:family="text">
      <style:text-properties fo:color="#000000"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 style:font-size-asian="16pt" style:font-size-complex="16pt"/>
    </style:style>
    <style:style style:name="T6" style:family="text">
      <style:text-properties fo:color="#ff0000" fo:font-family="'Bodoni MT Condensed'" style:font-style-name="Regular" style:font-family-generic="roman" style:font-pitch="variable" style:font-family-asian="'Anonymous Pro'" style:font-style-name-asian="Regular" style:font-family-generic-asian="modern" style:font-pitch-asian="fixed" style:font-size-asian="16pt" style:font-size-complex="16pt"/>
    </style:style>
    <style:style style:name="T7" style:family="text">
      <style:text-properties fo:color="#666600"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T8" style:family="text">
      <style:text-properties fo:color="#000000" fo:font-family="'Anonymous Pro'" style:font-family-generic="modern" style:font-pitch="fixed" fo:font-size="10pt" style:font-family-asian="'Anonymous Pro'" style:font-style-name-asian="Regular" style:font-family-generic-asian="modern" style:font-pitch-asian="fixed" style:font-size-asian="10pt" style:font-size-complex="10pt"/>
    </style:style>
    <style:style style:name="T9" style:family="text">
      <style:text-properties fo:color="#666600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0" style:family="text">
      <style:text-properties fo:color="#000000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1" style:family="text">
      <style:text-properties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2" style:family="text">
      <style:text-properties fo:color="#804c19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3" style:family="text">
      <style:text-properties fo:color="#ff0000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4" style:family="text">
      <style:text-properties fo:font-family="'Anonymous Pro'" style:font-family-generic="modern" style:font-pitch="fixed" style:text-underline-style="solid" style:text-underline-width="auto" style:text-underline-color="font-color" style:font-family-asian="'Anonymous Pro'" style:font-style-name-asian="Regular" style:font-family-generic-asian="modern" style:font-pitch-asian="fixed"/>
    </style:style>
    <style:style style:name="T15" style:family="text">
      <style:text-properties style:use-window-font-color="true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6" style:family="text">
      <style:text-properties style:use-window-font-color="true" fo:font-family="'Anonymous Pro'" style:font-family-generic="modern" style:font-pitch="fixed" style:text-underline-style="solid" style:text-underline-width="auto" style:text-underline-color="font-color" style:font-family-asian="'Anonymous Pro'" style:font-style-name-asian="Regular" style:font-family-generic-asian="modern" style:font-pitch-asian="fixed"/>
    </style:style>
    <style:style style:name="T17" style:family="text">
      <style:text-properties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8" style:family="text">
      <style:text-properties fo:color="#804c19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19" style:family="text">
      <style:text-properties fo:font-family="'Anonymous Pro'" style:font-family-generic="modern" style:font-pitch="fixed" style:text-underline-style="none" style:font-family-asian="'Anonymous Pro'" style:font-style-name-asian="Regular" style:font-family-generic-asian="modern" style:font-pitch-asian="fixed"/>
    </style:style>
    <style:style style:name="T20" style:family="text">
      <style:text-properties fo:color="#000080" fo:font-family="'Anonymous Pro'" style:font-family-generic="modern" style:font-pitch="fixed" style:text-underline-style="none" style:font-family-asian="'Anonymous Pro'" style:font-style-name-asian="Regular" style:font-family-generic-asian="modern" style:font-pitch-asian="fixed"/>
    </style:style>
    <style:style style:name="T21" style:family="text">
      <style:text-properties style:use-window-font-color="true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22" style:family="text">
      <style:text-properties fo:color="#008000" fo:font-family="'Anonymous Pro'" style:font-family-generic="modern" style:font-pitch="fixed" style:font-family-asian="'Anonymous Pro'" style:font-style-name-asian="Regular" style:font-family-generic-asian="modern" style:font-pitch-asian="fixed"/>
    </style:style>
    <style:style style:name="T23" style:family="text">
      <style:text-properties fo:color="#0000ff" fo:font-family="'Anonymous Pro'" style:font-family-generic="modern" style:font-pitch="fixed" style:font-family-asian="'Anonymous Pro'" style:font-style-name-asian="Regular" style:font-family-generic-asian="modern" style:font-pitch-asian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s.walk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2cm">
          <text:p text:style-name="P1"><text:span text:style-name="T1">os.walk( </text:span><text:span text:style-name="T2">top , topdown=True, onerror=None, followlinks= False</text:span><text:span text:style-name="T1"> )</text:span></text:p>
        </draw:rect>
        <draw:rect draw:style-name="gr2" draw:text-style-name="P4" draw:layer="layout" svg:width="17cm" svg:height="6.124cm" svg:x="1.5cm" svg:y="3.276cm">
          <text:list text:style-name="L1">
            <text:list-item>
              <text:p text:style-name="P3"><text:span text:style-name="T3"><text:s/></text:span><text:span text:style-name="T3">Generate the file names in a directory tree by walking the tree,</text:span></text:p>
            </text:list-item>
          </text:list>
          <text:p text:style-name="P3"><text:span text:style-name="T3"><text:s text:c="3"/></text:span><text:span text:style-name="T3">either top-down or buttom up</text:span></text:p>
          <text:list text:continue-numbering="true" text:style-name="L1">
            <text:list-item>
              <text:p text:style-name="P3"><text:span text:style-name="T3"><text:s/></text:span><text:span text:style-name="T3">For each directory in the tree rooted at a directory,</text:span></text:p>
            </text:list-item>
          </text:list>
          <text:p text:style-name="P3"><text:span text:style-name="T3"><text:s text:c="3"/></text:span><text:span text:style-name="T3">it yields a 3-tuple </text:span><text:span text:style-name="T4">( dirpath, dirnames, filenames )</text:span></text:p>
          <text:list text:continue-numbering="true" text:style-name="L1">
            <text:list-item>
              <text:p text:style-name="P3"><text:span text:style-name="T5"><text:s/></text:span><text:span text:style-name="T4">dirpath</text:span><text:span text:style-name="T5"> is the </text:span><text:span text:style-name="T6">absolute</text:span><text:span text:style-name="T5"> </text:span><text:span text:style-name="T6">path</text:span><text:span text:style-name="T5"> to the directory</text:span></text:p>
            </text:list-item>
            <text:list-item>
              <text:p text:style-name="P3"><text:span text:style-name="T5"><text:s/></text:span><text:span text:style-name="T4">dirnames</text:span><text:span text:style-name="T5"> is [ a list of names of the subdirectories in dirpath ]</text:span></text:p>
            </text:list-item>
            <text:list-item>
              <text:p text:style-name="P3"><text:span text:style-name="T5"><text:s/></text:span><text:span text:style-name="T4">filenames</text:span><text:span text:style-name="T5"> is [ a list of names of the non-directory files in dirpath ]</text:span></text:p>
            </text:list-item>
          </text:list>
        </draw:rect>
        <draw:rect draw:style-name="gr3" draw:text-style-name="P6" draw:layer="layout" svg:width="14.5cm" svg:height="3.424cm" svg:x="1.619cm" svg:y="9.676cm">
          <text:p text:style-name="P5"><text:span text:style-name="T7">import</text:span><text:span text:style-name="T8"> os</text:span></text:p>
          <text:p text:style-name="P5"><text:span text:style-name="T8">for </text:span><text:span text:style-name="T7">dirpath, sub_dirs, files</text:span><text:span text:style-name="T8"> in </text:span><text:span text:style-name="T7">os.walk</text:span><text:span text:style-name="T8">(dirname):</text:span></text:p>
          <text:p text:style-name="P5"><text:span text:style-name="T8"><text:s text:c="5"/></text:span><text:span text:style-name="T8">for file in files:</text:span></text:p>
          <text:p text:style-name="P5"><text:span text:style-name="T8"><text:s text:c="10"/></text:span><text:span text:style-name="T8">print </text:span><text:span text:style-name="T7">os.path.join(dirpath, file)</text:span></text:p>
          <text:p text:style-name="P5"><text:span text:style-name="T8"><text:s text:c="5"/></text:span><text:span text:style-name="T8">for dir in sub_dirs:</text:span></text:p>
          <text:p text:style-name="P5"><text:span text:style-name="T8"><text:s text:c="10"/></text:span><text:span text:style-name="T8">print </text:span><text:span text:style-name="T7">os.path.join(dirpath,dir)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1.5cm">
          <text:p text:style-name="P1"><text:span text:style-name="T1">Finds the names of all files in the directory and sub-directories</text:span></text:p>
        </draw:rect>
        <draw:rect draw:style-name="gr3" draw:text-style-name="P8" draw:layer="layout" svg:width="14.5cm" svg:height="5.5cm" svg:x="1.619cm" svg:y="3cm">
          <text:p text:style-name="P7"><text:span text:style-name="T9">import</text:span><text:span text:style-name="T10"> os</text:span></text:p>
          <text:p text:style-name="P7"><text:span text:style-name="T11">def walk(dirname):</text:span></text:p>
          <text:p text:style-name="P7"><text:span text:style-name="T11"><text:s text:c="4"/></text:span><text:span text:style-name="T12">filenames = list()</text:span></text:p>
          <text:p text:style-name="P7"><text:span text:style-name="T11"><text:s text:c="4"/></text:span><text:span text:style-name="T11">for name in </text:span><text:span text:style-name="T9">os.listdir(dirname)</text:span></text:p>
          <text:p text:style-name="P7"><text:span text:style-name="T11"><text:s text:c="9"/></text:span><text:span text:style-name="T11">path = </text:span><text:span text:style-name="T9">os.path.join(dirname, name)</text:span></text:p>
          <text:p text:style-name="P7"><text:span text:style-name="T11"><text:s text:c="9"/></text:span><text:span text:style-name="T11">if os.path.isfile(path):</text:span></text:p>
          <text:p text:style-name="P7"><text:span text:style-name="T11"><text:s text:c="14"/></text:span><text:span text:style-name="T12">filenames.append( path )</text:span></text:p>
          <text:p text:style-name="P7"><text:span text:style-name="T11"><text:s text:c="9"/></text:span><text:span text:style-name="T11">else:</text:span></text:p>
          <text:p text:style-name="P7"><text:span text:style-name="T11"><text:s text:c="14"/></text:span><text:span text:style-name="T12">filenames.extend( walk(path) )</text:span></text:p>
          <text:p text:style-name="P7"><text:span text:style-name="T11"><text:s text:c="4"/></text:span><text:span text:style-name="T12">return filenames</text:span></text:p>
          <text:p text:style-name="P7"><text:span text:style-name="T11"/></text:p>
        </draw:rect>
        <draw:rect draw:style-name="gr3" draw:text-style-name="P8" draw:layer="layout" svg:width="14.5cm" svg:height="5.5cm" svg:x="1.619cm" svg:y="8.9cm">
          <text:p text:style-name="P7"><text:span text:style-name="T9">import</text:span><text:span text:style-name="T10"> os</text:span></text:p>
          <text:p text:style-name="P7"><text:span text:style-name="T11">def walk2(dirname):</text:span></text:p>
          <text:p text:style-name="P7"><text:span text:style-name="T11"><text:s text:c="4"/></text:span><text:span text:style-name="T12">filenames = list()</text:span></text:p>
          <text:p text:style-name="P7"><text:span text:style-name="T11"><text:s text:c="4"/></text:span><text:span text:style-name="T11">for dirpath, sub_dirs, files in </text:span><text:span text:style-name="T13">os.walk(dirname)</text:span><text:span text:style-name="T11">:</text:span></text:p>
          <text:p text:style-name="P7"><text:span text:style-name="T11"><text:s text:c="10"/></text:span><text:span text:style-name="T11">for file in files:</text:span></text:p>
          <text:p text:style-name="P7"><text:span text:style-name="T11"><text:s text:c="14"/></text:span><text:span text:style-name="T11">path = </text:span><text:span text:style-name="T9">os.path.join(dirpath, file)</text:span></text:p>
          <text:p text:style-name="P7"><text:span text:style-name="T11"><text:s text:c="14"/></text:span><text:span text:style-name="T12">filenames.append( path )</text:span></text:p>
          <text:p text:style-name="P7"><text:span text:style-name="T11"><text:s text:c="4"/></text:span><text:span text:style-name="T12">return filenames</text:span></text:p>
          <text:p text:style-name="P7"><text:span text:style-name="T11"/></text:p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2" draw:layer="layout" svg:width="17.5cm" svg:height="1cm" svg:x="1.5cm" svg:y="1.5cm">
          <text:p text:style-name="P1"><text:span text:style-name="T1">pipe(cmd), compute_checksum(filename), check_diff(file1,file2)</text:span></text:p>
        </draw:rect>
        <draw:rect draw:style-name="gr3" draw:text-style-name="P8" draw:layer="layout" svg:width="14.5cm" svg:height="9cm" svg:x="1.619cm" svg:y="3cm">
          <text:p text:style-name="P7"><text:span text:style-name="T14">Run a command in a subprocess</text:span></text:p>
          <text:p text:style-name="P7"><text:span text:style-name="T11"/></text:p>
          <text:p text:style-name="P7"><text:span text:style-name="T11">def pipe(cmd):</text:span></text:p>
          <text:p text:style-name="P7"><text:span text:style-name="T11"><text:s text:c="4"/></text:span><text:span text:style-name="T12">fp = os.popen(cmd)</text:span></text:p>
          <text:p text:style-name="P7"><text:span text:style-name="T12"><text:s text:c="4"/></text:span><text:span text:style-name="T12">res, stat = fp.read(), fp.close()</text:span></text:p>
          <text:p text:style-name="P7"><text:span text:style-name="T12"><text:s text:c="4"/></text:span><text:span text:style-name="T15">assert stat is None</text:span></text:p>
          <text:p text:style-name="P7"><text:span text:style-name="T12"><text:s text:c="4"/></text:span><text:span text:style-name="T12">return res, stat</text:span></text:p>
          <text:p text:style-name="P7"><text:span text:style-name="T12"/></text:p>
          <text:p text:style-name="P7"><text:span text:style-name="T12"/></text:p>
          <text:p text:style-name="P7"><text:span text:style-name="T16">Make MD5 checksum of the contents of a file</text:span></text:p>
          <text:p text:style-name="P7"><text:span text:style-name="T17"/></text:p>
          <text:p text:style-name="P7"><text:span text:style-name="T17">def compute_checksum(filename):</text:span></text:p>
          <text:p text:style-name="P7"><text:span text:style-name="T17"><text:s text:c="4"/></text:span><text:span text:style-name="T18">cmd = 'md5sum ' + filename</text:span></text:p>
          <text:p text:style-name="P7"><text:span text:style-name="T18"><text:s text:c="4"/></text:span><text:span text:style-name="T18">return pipe(cmd)</text:span></text:p>
          <text:p text:style-name="P7"><text:span text:style-name="T18"/></text:p>
          <text:p text:style-name="P7"><text:span text:style-name="T18"/></text:p>
          <text:p text:style-name="P7"><text:span text:style-name="T16">Compute the differences between the contents of two files</text:span></text:p>
          <text:p text:style-name="P7"><text:span text:style-name="T17"/></text:p>
          <text:p text:style-name="P7"><text:span text:style-name="T17">def check_diff(file1, file2):</text:span></text:p>
          <text:p text:style-name="P7"><text:span text:style-name="T17"><text:s text:c="4"/></text:span><text:span text:style-name="T17">cmd </text:span><text:span text:style-name="T18">= 'diff %s %s' %(file1,file2)</text:span></text:p>
          <text:p text:style-name="P7"><text:span text:style-name="T18"><text:s text:c="4"/></text:span><text:span text:style-name="T18">return pipe(cmd)</text:span></text:p>
          <text:p text:style-name="P7"><text:span text:style-name="T11"/></text:p>
        </draw:rect>
        <draw:rect draw:style-name="gr1" draw:text-style-name="P2" draw:layer="layout" svg:width="17.5cm" svg:height="1cm" svg:x="1.5cm" svg:y="12.9cm">
          <text:p text:style-name="P1"><text:span text:style-name="T1">compute_checksums(dirname, suffix)</text:span></text:p>
        </draw:rect>
        <draw:rect draw:style-name="gr3" draw:text-style-name="P8" draw:layer="layout" svg:width="15.881cm" svg:height="9cm" svg:x="1.619cm" svg:y="14.4cm">
          <text:p text:style-name="P7"><text:span text:style-name="T14">Compute checksums for all files with the suffix in dirname</text:span></text:p>
          <text:p text:style-name="P7"><text:span text:style-name="T19">return </text:span><text:span text:style-name="T20">{ checksum0:[file0,file1,...], checksum1:[file0,file1,..].. }</text:span></text:p>
          <text:p text:style-name="P7"><text:span text:style-name="T11"/></text:p>
          <text:p text:style-name="P7"><text:span text:style-name="T11">def compute_checksums(dirname, suffix):</text:span></text:p>
          <text:p text:style-name="P7"><text:span text:style-name="T18"><text:s text:c="4"/></text:span><text:span text:style-name="T18">d = dict()</text:span></text:p>
          <text:p text:style-name="P7"><text:span text:style-name="T18"><text:s text:c="4"/></text:span><text:span text:style-name="T21">filenames = </text:span><text:span text:style-name="T22">walk</text:span><text:span text:style-name="T21">(dirname)</text:span></text:p>
          <text:p text:style-name="P7"><text:span text:style-name="T21"><text:s text:c="4"/></text:span><text:span text:style-name="T21">for filename in filenames:</text:span></text:p>
          <text:p text:style-name="P7"><text:span text:style-name="T21"><text:s text:c="8"/></text:span><text:span text:style-name="T21">if filename.endswith(suffix):</text:span></text:p>
          <text:p text:style-name="P7"><text:span text:style-name="T21"><text:s text:c="14"/></text:span><text:span text:style-name="T21">res, stat = </text:span><text:span text:style-name="T22">compute_checksum</text:span><text:span text:style-name="T21">(filename)</text:span></text:p>
          <text:p text:style-name="P7"><text:span text:style-name="T21"><text:s text:c="14"/></text:span><text:span text:style-name="T21">checksum,_ = res.split()</text:span></text:p>
          <text:p text:style-name="P7"><text:span text:style-name="T21"><text:s text:c="14"/></text:span><text:span text:style-name="T23">if checksum not in d:</text:span></text:p>
          <text:p text:style-name="P7"><text:span text:style-name="T23"><text:s text:c="20"/></text:span><text:span text:style-name="T23">d[checksum] = [filename]</text:span></text:p>
          <text:p text:style-name="P7"><text:span text:style-name="T23"><text:s text:c="14"/></text:span><text:span text:style-name="T23">else:</text:span></text:p>
          <text:p text:style-name="P7"><text:span text:style-name="T23"><text:s text:c="20"/></text:span><text:span text:style-name="T23">d[checksum].append(filename)</text:span></text:p>
          <text:p text:style-name="P7"><text:span text:style-name="T18"><text:s text:c="4"/></text:span><text:span text:style-name="T18">return d</text:span></text:p>
          <text:p text:style-name="P7"><text:span text:style-name="T11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7-03T01:20:56.28</meta:creation-date>
    <dc:date>2016-07-03T07:36:01.93</dc:date>
    <meta:editing-duration>PT01H07M57S</meta:editing-duration>
    <meta:editing-cycles>6</meta:editing-cycles>
    <meta:generator>OpenOffice.org/3.0$Win32 OpenOffice.org_project/300m9$Build-9358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